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7120" officeooo:paragraph-rsid="001b7120"/>
    </style:style>
    <style:style style:name="P2" style:family="paragraph" style:parent-style-name="Standard">
      <style:paragraph-properties fo:text-align="justify" style:justify-single-word="false"/>
      <style:text-properties officeooo:rsid="001b7120" officeooo:paragraph-rsid="001b71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ring Data</text:p>
      <text:p text:style-name="P1"/>
      <text:h text:style-name="Heading_20_1" text:outline-level="1">Repository</text:h>
      <text:p text:style-name="P2">The goal of the repository abstraction of Spring Data is to reduce the effort required to implement data access layers for various persistence stores significantly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6:22:47.910000000</meta:creation-date>
    <dc:date>2015-02-17T18:01:25.075000000</dc:date>
    <meta:editing-duration>PT27M28S</meta:editing-duration>
    <meta:editing-cycles>2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3" meta:word-count="28" meta:character-count="185" meta:non-whitespace-character-count="160"/>
  </office:meta>
</office:document-meta>
</file>